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e181e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e181e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ce181e"/>
    </style:style>
    <style:style style:name="ce39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fo:font-size="10pt" fo:font-weight="normal" style:language-asian="zh" style:country-asian="CN" style:font-name="Liberation Sans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Noto Sans CJK SC" style:font-name-complex="Lohit Devanagari" style:font-relief="none"/>
    </style:style>
    <style:style style:name="T7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8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table:style-name="ce2"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ad T and H from AM2302 sensor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span text:style-name="T9">Read data from </text:span><text:span text:style-name="T10">hmc5883 magnitometr</text:span>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nit NRF21</text:p>
          </table:table-cell>
          <table:table-cell table:style-name="ce39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it NRF21 like receiver</text:p>
          </table:table-cell>
          <table:table-cell table:style-name="ce39" office:value-type="string" calcext:value-type="string">
            <text:p>DONE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7:35:42.144995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19T22:29:42.732878388</dc:date>
    <meta:editing-duration>P28DT16H17M21S</meta:editing-duration>
    <meta:editing-cycles>97</meta:editing-cycles>
    <meta:document-statistic meta:table-count="1" meta:cell-count="151" meta:object-count="0"/>
  </office:meta>
</office:document-meta>
</file>